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Debit cards access account funds; credit cards offer borrowing. This guide covers applying for either in India.</text:p>
      <text:h text:style-name="P1" text:outline-level="2">Steps</text:h>
      <text:list text:style-name="L27">
        <text:list-item>
          <text:p text:style-name="P29"><text:span text:style-name="Strong_20_Emphasis">Debit Card</text:span>: Open a savings/current account; card is issued automatically or request via branch.</text:p>
        </text:list-item>
        <text:list-item>
          <text:p text:style-name="P29"><text:span text:style-name="Strong_20_Emphasis">Credit Card</text:span>: Check eligibility (income, credit score) on bank’s website.</text:p>
        </text:list-item>
        <text:list-item>
          <text:p text:style-name="P29"><text:span text:style-name="Strong_20_Emphasis">Online Application</text:span>: Log in to net banking, go to “Cards,” select debit/credit card, apply.</text:p>
        </text:list-item>
        <text:list-item>
          <text:p text:style-name="P29"><text:span text:style-name="Strong_20_Emphasis">Fill Form</text:span>: Enter personal details, income, and address.</text:p>
        </text:list-item>
        <text:list-item>
          <text:p text:style-name="P29"><text:span text:style-name="Strong_20_Emphasis">Submit Documents</text:span>: Upload ID proof, address proof, income proof (for credit card).</text:p>
        </text:list-item>
        <text:list-item>
          <text:p text:style-name="P29"><text:span text:style-name="Strong_20_Emphasis">Verify KYC</text:span>: Complete video KYC or branch verification.</text:p>
        </text:list-item>
        <text:list-item>
          <text:p text:style-name="P29"><text:span text:style-name="Strong_20_Emphasis">Receive Card</text:span>: Card delivered in 7–15 days; activate via ATM or app.</text:p>
        </text:list-item>
      </text:list>
      <text:h text:style-name="P1" text:outline-level="2">Notes</text:h>
      <text:list text:style-name="L28">
        <text:list-item>
          <text:p text:style-name="P30">Debit cards are free or have nominal fees; credit cards may have annual fees.</text:p>
        </text:list-item>
        <text:list-item>
          <text:p text:style-name="P30">Credit cards require credit score check (above 700 preferred).</text:p>
        </text:list-item>
        <text:list-item>
          <text:p text:style-name="P30">Activate card within 30 days.</text:p>
        </text:list-item>
      </text:list>
      <text:h text:style-name="P1" text:outline-level="2">Key Terms</text:h>
      <text:p text:style-name="P2">Debit card, credit card, application, KYC, net banking, credit score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07:42.216226046</dc:date>
    <meta:editing-duration>PT14M24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49" meta:character-count="909" meta:non-whitespace-character-count="787"/>
  </office:meta>
</office:document-meta>
</file>